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officeooo:rsid="001774eb" officeooo:paragraph-rsid="001774eb"/>
    </style:style>
    <style:style style:name="P3" style:family="paragraph" style:parent-style-name="Standard">
      <style:text-properties officeooo:paragraph-rsid="00197f64"/>
    </style:style>
    <style:style style:name="P4" style:family="paragraph" style:parent-style-name="Standard">
      <style:paragraph-properties fo:margin-top="0in" fo:margin-bottom="0in" loext:contextual-spacing="false"/>
      <style:text-properties style:font-name="Arial" fo:font-size="11pt" fo:font-weight="bold" officeooo:paragraph-rsid="00197f64" style:font-size-asian="11pt" style:font-weight-asian="bold" style:font-name-complex="Arial1" style:font-size-complex="11pt"/>
    </style:style>
    <style:style style:name="P5" style:family="paragraph" style:parent-style-name="Standard">
      <style:paragraph-properties fo:margin-top="0in" fo:margin-bottom="0in" loext:contextual-spacing="false"/>
      <style:text-properties style:font-name="Arial" fo:font-size="11pt" officeooo:paragraph-rsid="00197f64" style:font-size-asian="11pt" style:font-name-complex="Arial1" style:font-size-complex="11pt" style:font-weight-complex="bold"/>
    </style:style>
    <style:style style:name="P6" style:family="paragraph" style:parent-style-name="Standard">
      <style:paragraph-properties fo:margin-top="0in" fo:margin-bottom="0in" loext:contextual-spacing="false"/>
      <style:text-properties style:font-name="Arial" fo:font-size="11pt" officeooo:paragraph-rsid="00197f64" style:font-size-asian="11pt" style:font-name-complex="Arial1" style:font-size-complex="11pt"/>
    </style:style>
    <style:style style:name="P7" style:family="paragraph" style:parent-style-name="Standard">
      <style:paragraph-properties fo:margin-top="0in" fo:margin-bottom="0in" loext:contextual-spacing="false"/>
      <style:text-properties style:font-name="Arial" fo:font-size="11pt" fo:font-style="italic" fo:font-weight="bold" officeooo:paragraph-rsid="00197f64" style:font-size-asian="11pt" style:font-style-asian="italic" style:font-weight-asian="bold" style:font-name-complex="Arial1" style:font-size-complex="11pt"/>
    </style:style>
    <style:style style:name="P8"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officeooo:paragraph-rsid="000723c8" style:font-size-asian="10pt" style:font-size-complex="10pt"/>
    </style:style>
    <style:style style:name="P9"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style:font-size-asian="10pt" style:font-size-complex="10pt"/>
    </style:style>
    <style:style style:name="P10" style:family="paragraph" style:parent-style-name="Standard">
      <style:paragraph-properties fo:margin-top="0in" fo:margin-bottom="0in" loext:contextual-spacing="false" fo:text-align="start" style:justify-single-word="false" fo:orphans="0" fo:widows="0"/>
      <style:text-properties style:font-name="Liberation Serif" fo:font-size="10pt" style:font-size-asian="10pt" style:font-size-complex="10pt"/>
    </style:style>
    <style:style style:name="P11" style:family="paragraph" style:parent-style-name="Standard">
      <style:paragraph-properties fo:margin-top="0in" fo:margin-bottom="0in" loext:contextual-spacing="false" fo:text-align="start" style:justify-single-word="false" fo:orphans="0" fo:widows="0"/>
      <style:text-properties style:font-name="Liberation Serif" fo:font-size="10pt" officeooo:paragraph-rsid="00158b1e" style:font-size-asian="10pt" style:font-size-complex="10pt"/>
    </style:style>
    <style:style style:name="P12"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officeooo:paragraph-rsid="00111db5" style:font-size-asian="10pt" style:font-size-complex="10pt"/>
    </style:style>
    <style:style style:name="P13" style:family="paragraph" style:parent-style-name="Standard">
      <style:paragraph-properties fo:margin-top="0in" fo:margin-bottom="0in" loext:contextual-spacing="false" fo:text-align="start" style:justify-single-word="false"/>
      <style:text-properties style:font-name="Liberation Serif" fo:font-size="10pt" officeooo:paragraph-rsid="00197f64" style:font-size-asian="10pt" style:font-size-complex="10pt"/>
    </style:style>
    <style:style style:name="P14"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officeooo:rsid="00084a4c" style:font-size-asian="10pt" style:font-size-complex="10pt"/>
    </style:style>
    <style:style style:name="P15"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officeooo:rsid="0012b877" officeooo:paragraph-rsid="0012b877" style:font-size-asian="10pt" style:font-size-complex="10pt"/>
    </style:style>
    <style:style style:name="P16" style:family="paragraph" style:parent-style-name="Standard">
      <loext:graphic-properties draw:fill="solid" draw:fill-color="#ffffff"/>
      <style:paragraph-properties fo:margin-top="0in" fo:margin-bottom="0in" loext:contextual-spacing="false" fo:text-align="start" style:justify-single-word="false" fo:orphans="0" fo:widows="0" fo:background-color="#ffffff"/>
      <style:text-properties style:font-name="Liberation Serif" fo:font-size="10pt" officeooo:rsid="0012b877" officeooo:paragraph-rsid="00158b1e" style:font-size-asian="10pt" style:font-size-complex="10pt"/>
    </style:style>
    <style:style style:name="P17" style:family="paragraph" style:parent-style-name="Standard">
      <style:paragraph-properties fo:margin-top="0in" fo:margin-bottom="0in" loext:contextual-spacing="false" fo:text-align="start" style:justify-single-word="false" fo:orphans="0" fo:widows="0"/>
      <style:text-properties style:font-name="Liberation Serif" fo:font-size="10pt" style:font-size-asian="10pt" style:font-name-complex="Arial1" style:font-size-complex="10pt" style:font-weight-complex="bold"/>
    </style:style>
    <style:style style:name="P18" style:family="paragraph" style:parent-style-name="Standard">
      <style:paragraph-properties fo:margin-top="0in" fo:margin-bottom="0in" loext:contextual-spacing="false" fo:text-align="start" style:justify-single-word="false"/>
      <style:text-properties style:font-name="Liberation Serif" fo:font-size="10pt" style:font-size-asian="10pt" style:font-name-complex="Times New Roman1" style:font-size-complex="10pt"/>
    </style:style>
    <style:style style:name="P19"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style:font-size-asian="10pt" style:language-asian="en" style:country-asian="US" style:font-name-complex="Arial1" style:font-size-complex="10pt"/>
    </style:style>
    <style:style style:name="P20"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fo:font-weight="normal" style:font-size-asian="10pt" style:font-weight-asian="normal" style:font-size-complex="10pt" style:font-weight-complex="normal"/>
    </style:style>
    <style:style style:name="P21" style:family="paragraph" style:parent-style-name="Standard">
      <loext:graphic-properties draw:fill="solid" draw:fill-color="#ffffff"/>
      <style:paragraph-properties fo:margin-top="0in" fo:margin-bottom="0in" loext:contextual-spacing="false" fo:text-align="start" style:justify-single-word="false" fo:background-color="#ffffff"/>
      <style:text-properties style:font-name="Liberation Serif" fo:font-size="10pt" fo:font-weight="normal" officeooo:rsid="00080567" officeooo:paragraph-rsid="00111db5" style:font-size-asian="10pt" style:font-weight-asian="normal" style:font-size-complex="10pt" style:font-weight-complex="normal"/>
    </style:style>
    <style:style style:name="P22" style:family="paragraph" style:parent-style-name="Standard" style:list-style-name="WWNum1">
      <style:paragraph-properties fo:margin-top="0in" fo:margin-bottom="0in" loext:contextual-spacing="false" fo:orphans="0" fo:widows="0"/>
      <style:text-properties officeooo:paragraph-rsid="00197f64"/>
    </style:style>
    <style:style style:name="P23" style:family="paragraph" style:parent-style-name="Standard">
      <style:paragraph-properties fo:margin-top="0in" fo:margin-bottom="0in" loext:contextual-spacing="false" fo:orphans="0" fo:widows="0"/>
      <style:text-properties officeooo:paragraph-rsid="00197f64"/>
    </style:style>
    <style:style style:name="P24" style:family="paragraph" style:parent-style-name="Standard">
      <style:paragraph-properties fo:margin-top="0in" fo:margin-bottom="0in" loext:contextual-spacing="false"/>
      <style:text-properties fo:color="#000000" style:font-name="Arial" fo:font-size="11pt" officeooo:paragraph-rsid="00197f64" style:font-size-asian="11pt" style:font-name-complex="Arial1" style:font-size-complex="11pt"/>
    </style:style>
    <style:style style:name="P25" style:family="paragraph" style:parent-style-name="Standard" style:list-style-name="WWNum1">
      <loext:graphic-properties draw:fill="solid" draw:fill-color="#ffffff"/>
      <style:paragraph-properties fo:margin-top="0in" fo:margin-bottom="0in" loext:contextual-spacing="false" fo:background-color="#ffffff" style:vertical-align="baseline"/>
      <style:text-properties officeooo:paragraph-rsid="00197f64"/>
    </style:style>
    <style:style style:name="P26" style:family="paragraph" style:parent-style-name="Standard" style:list-style-name="WWNum1">
      <loext:graphic-properties draw:fill="solid" draw:fill-color="#ffffff"/>
      <style:paragraph-properties fo:margin-top="0in" fo:margin-bottom="0in" loext:contextual-spacing="false" fo:background-color="#ffffff" style:vertical-align="baseline"/>
      <style:text-properties officeooo:paragraph-rsid="00197f64"/>
    </style:style>
    <style:style style:name="P27" style:family="paragraph" style:parent-style-name="Standard" style:list-style-name="WWNum1">
      <style:paragraph-properties fo:margin-top="0in" fo:margin-bottom="0in" loext:contextual-spacing="false"/>
      <style:text-properties officeooo:paragraph-rsid="00197f64"/>
    </style:style>
    <style:style style:name="P28" style:family="paragraph" style:parent-style-name="Standard" style:list-style-name="WWNum2">
      <style:paragraph-properties fo:margin-top="0in" fo:margin-bottom="0in" loext:contextual-spacing="false"/>
      <style:text-properties officeooo:paragraph-rsid="00197f64"/>
    </style:style>
    <style:style style:name="P29" style:family="paragraph" style:parent-style-name="Standard">
      <style:paragraph-properties fo:margin-top="0in" fo:margin-bottom="0in" loext:contextual-spacing="false"/>
      <style:text-properties officeooo:paragraph-rsid="00197f64"/>
    </style:style>
    <style:style style:name="P30" style:family="paragraph" style:parent-style-name="List_20_Paragraph" style:list-style-name="WWNum2">
      <style:text-properties officeooo:paragraph-rsid="00197f64"/>
    </style:style>
    <style:style style:name="P31" style:family="paragraph" style:parent-style-name="Heading_20_3">
      <style:paragraph-properties fo:text-align="start" style:justify-single-word="false"/>
      <style:text-properties style:font-name="Liberation Serif" fo:font-size="10pt" style:font-size-asian="10pt" style:font-size-complex="10pt"/>
    </style:style>
    <style:style style:name="P32" style:family="paragraph" style:parent-style-name="Title">
      <style:text-properties style:font-name="Arial" fo:font-size="11pt" fo:font-weight="normal" officeooo:paragraph-rsid="00197f64" style:font-size-asian="11pt" style:font-weight-asian="normal" style:font-name-complex="Arial1" style:font-size-complex="11pt"/>
    </style:style>
    <style:style style:name="P33" style:family="paragraph" style:parent-style-name="Title">
      <style:text-properties officeooo:paragraph-rsid="00197f64"/>
    </style:style>
    <style:style style:name="P34" style:family="paragraph" style:parent-style-name="Title">
      <style:paragraph-properties fo:text-align="end" style:justify-single-word="false"/>
      <style:text-properties style:font-name="Liberation Serif" fo:font-size="10pt" officeooo:paragraph-rsid="00197f64" style:font-size-asian="10pt" style:font-size-complex="10pt"/>
    </style:style>
    <style:style style:name="P35" style:family="paragraph" style:parent-style-name="Title" style:master-page-name="Standard">
      <style:paragraph-properties fo:text-align="end" style:justify-single-word="false" style:page-number="auto"/>
      <style:text-properties style:font-name="Liberation Serif" fo:font-size="10pt" officeooo:paragraph-rsid="00197f64" style:font-size-asian="10pt" style:font-size-complex="10pt"/>
    </style:style>
    <style:style style:name="P36" style:family="paragraph" style:parent-style-name="Default">
      <style:paragraph-properties fo:margin-left="0in" fo:margin-right="-0.1701in" fo:text-indent="0in" style:auto-text-indent="false">
        <style:tab-stops>
          <style:tab-stop style:position="1.3492in"/>
          <style:tab-stop style:position="6.2709in"/>
        </style:tab-stops>
      </style:paragraph-properties>
      <style:text-properties officeooo:paragraph-rsid="00197f64"/>
    </style:style>
    <style:style style:name="P37" style:family="paragraph" style:parent-style-name="CM1">
      <style:paragraph-properties fo:margin-left="0in" fo:margin-right="-0.1701in" fo:line-height="100%" fo:text-indent="0in" style:auto-text-indent="false"/>
      <style:text-properties fo:color="#000000" fo:font-size="11pt" fo:font-weight="bold" officeooo:paragraph-rsid="00197f64" style:font-size-asian="11pt" style:font-weight-asian="bold" style:font-name-complex="Arial1" style:font-size-complex="11pt"/>
    </style:style>
    <style:style style:name="P38" style:family="paragraph" style:parent-style-name="CM1">
      <style:paragraph-properties fo:margin-left="0in" fo:margin-right="-0.1701in" fo:line-height="100%" fo:text-indent="0in" style:auto-text-indent="false"/>
      <style:text-properties officeooo:paragraph-rsid="00197f64"/>
    </style:style>
    <style:style style:name="T1" style:family="text">
      <style:text-properties style:font-name="Arial" fo:font-size="11pt" fo:font-weight="bold" style:font-size-asian="11pt" style:font-weight-asian="bold" style:font-name-complex="Arial1" style:font-size-complex="11pt"/>
    </style:style>
    <style:style style:name="T2" style:family="text">
      <style:text-properties style:font-name="Arial" fo:font-size="11pt" fo:font-weight="bold" style:font-size-asian="11pt" style:font-weight-asian="bold" style:font-name-complex="Arial1" style:font-size-complex="11pt" style:font-weight-complex="bold"/>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style:font-size-asian="11pt" style:font-name-complex="Arial1" style:font-size-complex="11pt" style:font-weight-complex="bold"/>
    </style:style>
    <style:style style:name="T5" style:family="text">
      <style:text-properties style:font-name="Arial" fo:font-size="11pt" fo:font-style="italic" style:font-size-asian="11pt" style:font-style-asian="italic" style:font-name-complex="Arial1" style:font-size-complex="11pt"/>
    </style:style>
    <style:style style:name="T6" style:family="text">
      <style:text-properties style:font-name="Arial" fo:font-size="11pt" fo:font-style="italic" style:font-size-asian="11pt" style:font-style-asian="italic" style:font-name-complex="Arial1" style:font-size-complex="11pt" style:font-style-complex="italic"/>
    </style:style>
    <style:style style:name="T7" style:family="text">
      <style:text-properties style:font-name="Arial" fo:font-size="11pt" fo:font-style="italic" fo:background-color="#ffffff" loext:char-shading-value="0" style:font-name-asian="Times New Roman1" style:font-size-asian="11pt" style:font-style-asian="italic" style:font-name-complex="Arial1" style:font-size-complex="11pt" style:font-style-complex="italic" loext:padding="0in" loext:border="none"/>
    </style:style>
    <style:style style:name="T8" style:family="text">
      <style:text-properties style:font-name="Arial" fo:font-size="11pt" fo:font-style="italic" fo:font-weight="bold" style:font-size-asian="11pt" style:font-style-asian="italic" style:font-weight-asian="bold" style:font-name-complex="Arial1" style:font-size-complex="11pt"/>
    </style:style>
    <style:style style:name="T9" style:family="text">
      <style:text-properties style:font-name="Arial" fo:font-size="11pt" fo:font-style="italic" fo:font-weight="bold" style:font-size-asian="11pt" style:font-style-asian="italic" style:font-weight-asian="bold" style:font-name-complex="Arial1" style:font-size-complex="11pt" style:font-weight-complex="bold"/>
    </style:style>
    <style:style style:name="T10" style:family="text">
      <style:text-properties style:font-name="Arial" fo:font-size="11pt" fo:background-color="#ffffff" loext:char-shading-value="0" style:font-name-asian="Times New Roman1" style:font-size-asian="11pt" style:font-name-complex="Arial1" style:font-size-complex="11pt"/>
    </style:style>
    <style:style style:name="T11" style:family="text">
      <style:text-properties style:font-name="Arial" fo:font-size="11pt" fo:background-color="#ffffff" loext:char-shading-value="0" style:font-name-asian="Times New Roman1" style:font-size-asian="11pt" style:font-name-complex="Arial1" style:font-size-complex="11pt" style:font-weight-complex="bold" loext:padding="0in" loext:border="none"/>
    </style:style>
    <style:style style:name="T12" style:family="text">
      <style:text-properties style:font-name="Arial" fo:font-size="11pt" fo:font-weight="normal" style:font-size-asian="11pt" style:font-weight-asian="normal" style:font-name-complex="Arial1" style:font-size-complex="11pt"/>
    </style:style>
    <style:style style:name="T13" style:family="text">
      <style:text-properties style:font-name="Arial" style:font-name-complex="Arial1" style:font-size-complex="12pt"/>
    </style:style>
    <style:style style:name="T14" style:family="text">
      <style:text-properties fo:color="#222222" style:font-name="Arial" fo:font-size="11pt" fo:background-color="#ffffff" loext:char-shading-value="0" style:font-name-asian="Times New Roman1" style:font-size-asian="11pt" style:language-asian="en" style:country-asian="US" style:font-name-complex="Arial1" style:font-size-complex="11pt"/>
    </style:style>
    <style:style style:name="T15" style:family="text">
      <style:text-properties fo:color="#222222" style:font-name="Arial" fo:font-size="11pt" fo:font-style="italic" fo:background-color="#ffffff" loext:char-shading-value="0" style:font-name-asian="Times New Roman1" style:font-size-asian="11pt" style:language-asian="en" style:country-asian="US" style:font-style-asian="italic" style:font-name-complex="Arial1" style:font-size-complex="11pt"/>
    </style:style>
    <style:style style:name="T16" style:family="text">
      <style:text-properties fo:color="#222222" fo:background-color="#ffffff" loext:char-shading-value="0" style:font-name-asian="Times New Roman1" style:language-asian="en" style:country-asian="US" style:font-name-complex="Arial1" style:font-weight-complex="bold"/>
    </style:style>
    <style:style style:name="T17" style:family="text">
      <style:text-properties fo:font-style="italic" fo:background-color="#ffffff" loext:char-shading-value="0" style:language-asian="en" style:country-asian="US" style:font-style-asian="italic" style:font-name-complex="Arial1"/>
    </style:style>
    <style:style style:name="T18" style:family="text">
      <style:text-properties fo:font-style="italic" officeooo:rsid="000f4af5" fo:background-color="#ffffff" loext:char-shading-value="0" style:language-asian="en" style:country-asian="US" style:font-style-asian="italic" style:font-name-complex="Arial1"/>
    </style:style>
    <style:style style:name="T19" style:family="text">
      <style:text-properties fo:font-style="italic" officeooo:rsid="000f4af5" fo:background-color="#ffffff" loext:char-shading-value="0" style:language-asian="en" style:country-asian="US" style:font-style-asian="italic" style:font-name-complex="Arial1" style:font-style-complex="italic"/>
    </style:style>
    <style:style style:name="T20" style:family="text">
      <style:text-properties fo:font-style="italic" officeooo:rsid="000723c8" fo:background-color="#ffffff" loext:char-shading-value="0" style:language-asian="en" style:country-asian="US" style:font-style-asian="italic" style:font-name-complex="Times New Roman1" style:font-style-complex="italic"/>
    </style:style>
    <style:style style:name="T21" style:family="text">
      <style:text-properties fo:font-style="italic" officeooo:rsid="000c3fb2" fo:background-color="#ffffff" loext:char-shading-value="0" style:language-asian="en" style:country-asian="US" style:font-style-asian="italic" style:font-name-complex="Times New Roman1" style:font-style-complex="italic"/>
    </style:style>
    <style:style style:name="T22" style:family="text">
      <style:text-properties fo:font-style="italic" fo:font-weight="normal" officeooo:rsid="0012b877" style:font-style-asian="italic" style:font-weight-asian="normal" style:font-style-complex="italic" style:font-weight-complex="normal"/>
    </style:style>
    <style:style style:name="T23" style:family="text">
      <style:text-properties fo:font-style="normal" officeooo:rsid="000f4af5" fo:background-color="#ffffff" loext:char-shading-value="0" style:language-asian="en" style:country-asian="US" style:font-style-asian="normal" style:font-name-complex="Arial1" style:font-style-complex="normal"/>
    </style:style>
    <style:style style:name="T24" style:family="text">
      <style:text-properties fo:font-style="normal" fo:font-weight="normal" officeooo:rsid="0012b877" style:font-style-asian="normal" style:font-weight-asian="normal" style:font-style-complex="normal" style:font-weight-complex="normal"/>
    </style:style>
    <style:style style:name="T25" style:family="text">
      <style:text-properties fo:font-weight="normal" officeooo:rsid="00080567" style:font-weight-asian="normal" style:font-weight-complex="normal"/>
    </style:style>
    <style:style style:name="T26" style:family="text">
      <style:text-properties fo:font-weight="normal" officeooo:rsid="00101256" style:font-weight-asian="normal" style:font-weight-complex="normal"/>
    </style:style>
    <style:style style:name="T27" style:family="text">
      <style:text-properties fo:font-weight="normal" officeooo:rsid="00111db5" style:font-weight-asian="normal" style:font-weight-complex="normal"/>
    </style:style>
    <style:style style:name="T28" style:family="text">
      <style:text-properties fo:font-weight="normal" officeooo:rsid="00126b73" style:font-weight-asian="normal" style:font-weight-complex="normal"/>
    </style:style>
    <style:style style:name="T29" style:family="text">
      <style:text-properties fo:font-weight="normal" officeooo:rsid="0012b877" style:font-weight-asian="normal" style:font-weight-complex="normal"/>
    </style:style>
    <style:style style:name="T30" style:family="text">
      <style:text-properties fo:font-weight="normal" officeooo:rsid="00197f64" style:font-weight-asian="normal" style:font-weight-complex="normal"/>
    </style:style>
    <style:style style:name="T31" style:family="text">
      <style:text-properties fo:background-color="#ffffff" loext:char-shading-value="0" style:font-name-asian="Times New Roman1" style:language-asian="en" style:country-asian="US" style:font-name-complex="Arial1"/>
    </style:style>
    <style:style style:name="T32" style:family="text">
      <style:text-properties officeooo:rsid="00158b1e" fo:background-color="#ffffff" loext:char-shading-value="0" style:font-name-asian="Times New Roman1" style:language-asian="en" style:country-asian="US" style:font-name-complex="Arial1"/>
    </style:style>
    <style:style style:name="T33" style:family="text">
      <style:text-properties fo:background-color="#ffffff" loext:char-shading-value="0" style:language-asian="en" style:country-asian="US" style:font-name-complex="Arial1"/>
    </style:style>
    <style:style style:name="T34" style:family="text">
      <style:text-properties officeooo:rsid="0012b877" fo:background-color="#ffffff" loext:char-shading-value="0" style:language-asian="en" style:country-asian="US" style:font-name-complex="Arial1"/>
    </style:style>
    <style:style style:name="T35" style:family="text">
      <style:text-properties fo:background-color="#ffffff" loext:char-shading-value="0" style:language-asian="en" style:country-asian="US" style:font-name-complex="Times New Roman1"/>
    </style:style>
    <style:style style:name="T36" style:family="text">
      <style:text-properties officeooo:rsid="000c3fb2" fo:background-color="#ffffff" loext:char-shading-value="0" style:language-asian="en" style:country-asian="US" style:font-name-complex="Times New Roman1"/>
    </style:style>
    <style:style style:name="T37" style:family="text">
      <style:text-properties officeooo:rsid="000f4af5" fo:background-color="#ffffff" loext:char-shading-value="0" style:language-asian="en" style:country-asian="US" style:font-name-complex="Times New Roman1"/>
    </style:style>
    <style:style style:name="T38" style:family="text">
      <style:text-properties officeooo:rsid="000eb701" fo:background-color="#ffffff" loext:char-shading-value="0" style:language-asian="en" style:country-asian="US" style:font-name-complex="Times New Roman1"/>
    </style:style>
    <style:style style:name="T39" style:family="text">
      <style:text-properties officeooo:rsid="000723c8" fo:background-color="#ffffff" loext:char-shading-value="0" style:language-asian="en" style:country-asian="US" style:font-name-complex="Times New Roman1"/>
    </style:style>
    <style:style style:name="T40" style:family="text">
      <style:text-properties officeooo:rsid="000dbcdd" fo:background-color="#ffffff" loext:char-shading-value="0" style:language-asian="en" style:country-asian="US" style:font-name-complex="Times New Roman1"/>
    </style:style>
    <style:style style:name="T41" style:family="text">
      <style:text-properties officeooo:rsid="00101256" fo:background-color="#ffffff" loext:char-shading-value="0" style:language-asian="en" style:country-asian="US" style:font-name-complex="Times New Roman1"/>
    </style:style>
    <style:style style:name="T42" style:family="text">
      <style:text-properties officeooo:rsid="00111db5" fo:background-color="#ffffff" loext:char-shading-value="0" style:language-asian="en" style:country-asian="US" style:font-name-complex="Times New Roman1"/>
    </style:style>
    <style:style style:name="T43" style:family="text">
      <style:text-properties fo:font-weight="bold" fo:background-color="#ffffff" loext:char-shading-value="0" style:font-name-asian="Times New Roman1" style:language-asian="en" style:country-asian="US" style:font-weight-asian="bold" style:font-name-complex="Arial1"/>
    </style:style>
    <style:style style:name="T44" style:family="text">
      <style:text-properties fo:font-weight="bold" style:font-name-asian="Times New Roman1" style:language-asian="en" style:country-asian="US" style:font-weight-asian="bold" style:font-name-complex="Arial1"/>
    </style:style>
    <style:style style:name="T45" style:family="text">
      <style:text-properties style:font-name-complex="Arial1"/>
    </style:style>
    <style:style style:name="T46" style:family="text">
      <style:text-properties style:font-name-complex="Arial1" style:font-weight-complex="bold"/>
    </style:style>
    <style:style style:name="T47" style:family="text">
      <style:text-properties officeooo:rsid="0006d319" style:font-name-complex="Arial1" style:font-weight-complex="bold"/>
    </style:style>
    <style:style style:name="T48" style:family="text">
      <style:text-properties officeooo:rsid="001774eb" style:font-name-complex="Arial1" style:font-weight-complex="bold"/>
    </style:style>
    <style:style style:name="T49" style:family="text">
      <style:text-properties style:font-name-complex="Arial1" style:font-size-complex="12pt"/>
    </style:style>
    <style:style style:name="T50" style:family="text">
      <style:text-properties officeooo:rsid="00197f64" style:font-name-complex="Arial1"/>
    </style:style>
    <style:style style:name="T51" style:family="text">
      <style:text-properties style:font-name="Liberation Serif" fo:font-size="10pt" style:font-size-asian="10pt" style:font-name-complex="Arial1" style:font-size-complex="10pt"/>
    </style:style>
    <style:style style:name="T52" style:family="text">
      <style:text-properties style:font-name="Liberation Serif" fo:font-size="10pt" officeooo:rsid="0012b877" fo:background-color="#ffffff" loext:char-shading-value="0" style:font-name-asian="Times New Roman1" style:font-size-asian="10pt" style:language-asian="en" style:country-asian="US" style:font-name-complex="Times New Roman1" style:font-size-complex="10pt"/>
    </style:style>
    <style:style style:name="T53" style:family="text">
      <style:text-properties style:font-name="Liberation Serif" fo:font-size="10pt" officeooo:rsid="00144541" fo:background-color="#ffffff" loext:char-shading-value="0" style:font-name-asian="Times New Roman1" style:font-size-asian="10pt" style:language-asian="en" style:country-asian="US" style:font-name-complex="Times New Roman1" style:font-size-complex="10pt"/>
    </style:style>
    <style:style style:name="T54" style:family="text">
      <style:text-properties style:font-name="Liberation Serif" fo:font-size="10pt" officeooo:rsid="00158b1e" fo:background-color="#ffffff" loext:char-shading-value="0" style:font-name-asian="Times New Roman1" style:font-size-asian="10pt" style:language-asian="en" style:country-asian="US" style:font-name-complex="Times New Roman1" style:font-size-complex="10pt"/>
    </style:style>
    <style:style style:name="T55" style:family="text">
      <style:text-properties style:font-name="Liberation Serif" fo:font-size="10pt" officeooo:rsid="001617dc" fo:background-color="#ffffff" loext:char-shading-value="0" style:font-name-asian="Times New Roman1" style:font-size-asian="10pt" style:language-asian="en" style:country-asian="US" style:font-name-complex="Times New Roman1" style:font-size-complex="10pt"/>
    </style:style>
    <style:style style:name="T56" style:family="text">
      <style:text-properties style:font-name="Liberation Serif" fo:font-size="10pt" fo:background-color="#ffffff" loext:char-shading-value="0" style:font-name-asian="Times New Roman1" style:font-size-asian="10pt" style:language-asian="en" style:country-asian="US" style:font-name-complex="Arial1" style:font-size-complex="10pt"/>
    </style:style>
    <style:style style:name="T57" style:family="text">
      <style:text-properties style:font-name="Liberation Serif" fo:font-size="10pt" officeooo:rsid="00158b1e" fo:background-color="#ffffff" loext:char-shading-value="0" style:font-name-asian="Times New Roman1" style:font-size-asian="10pt" style:language-asian="en" style:country-asian="US" style:font-name-complex="Arial1" style:font-size-complex="10pt"/>
    </style:style>
    <style:style style:name="T58" style:family="text">
      <style:text-properties style:font-name="Liberation Serif" fo:font-size="10pt" officeooo:rsid="00192219" fo:background-color="#ffffff" loext:char-shading-value="0" style:font-name-asian="Times New Roman1" style:font-size-asian="10pt" style:language-asian="en" style:country-asian="US" style:font-name-complex="Arial1" style:font-size-complex="10pt"/>
    </style:style>
    <style:style style:name="T59" style:family="text">
      <style:text-properties style:font-name="Liberation Serif" fo:font-size="10pt" officeooo:rsid="001ad646" fo:background-color="#ffffff" loext:char-shading-value="0" style:font-name-asian="Times New Roman1" style:font-size-asian="10pt" style:language-asian="en" style:country-asian="US" style:font-name-complex="Arial1" style:font-size-complex="10pt"/>
    </style:style>
    <style:style style:name="T60" style:family="text">
      <style:text-properties style:language-asian="en" style:country-asian="US"/>
    </style:style>
    <style:style style:name="T61" style:family="text">
      <style:text-properties style:text-position="super 58%" style:font-name="Arial" fo:font-size="11pt" fo:font-weight="bold" style:font-size-asian="11pt" style:font-weight-asian="bold" style:font-name-complex="Arial1" style:font-size-complex="11pt"/>
    </style:style>
    <style:style style:name="T62" style:family="text">
      <style:text-properties style:text-position="super 58%" style:font-name="Arial" fo:font-size="11pt" style:font-size-asian="11pt" style:font-name-complex="Arial1" style:font-size-complex="11pt"/>
    </style:style>
    <style:style style:name="T63" style:family="text">
      <style:text-properties fo:font-variant="normal" fo:text-transform="none" style:text-position="super 58%" style:font-name="Liberation Serif" fo:font-size="10pt" fo:font-style="normal" style:text-underline-style="none" fo:font-weight="normal" officeooo:rsid="00144541" fo:background-color="#ffffff" loext:char-shading-value="0" style:font-name-asian="Times New Roman1" style:font-size-asian="10pt" style:language-asian="en" style:country-asian="US" style:font-name-complex="Times New Roman1" style:font-size-complex="10pt"/>
    </style:style>
    <style:style style:name="T64" style:family="text">
      <style:text-properties fo:font-variant="normal" fo:text-transform="none" style:text-position="super 58%" style:font-name="Liberation Serif" fo:font-size="10pt" fo:font-style="normal" style:text-underline-style="none" fo:font-weight="normal" officeooo:rsid="001617dc" fo:background-color="#ffffff" loext:char-shading-value="0" style:font-name-asian="Times New Roman1" style:font-size-asian="10pt" style:language-asian="en" style:country-asian="US" style:font-name-complex="Times New Roman1" style:font-size-complex="10pt"/>
    </style:style>
    <style:style style:name="T65" style:family="text">
      <style:text-properties style:font-name-asian="Times New Roman1" style:language-asian="en" style:country-asian="US" style:font-name-complex="Arial1"/>
    </style:style>
    <style:style style:name="T66" style:family="text">
      <style:text-properties style:font-name-complex="Times New Roman1"/>
    </style:style>
    <style:style style:name="T67" style:family="text">
      <style:text-properties fo:color="#000000" fo:font-size="11pt" fo:font-weight="bold" style:font-size-asian="11pt" style:font-weight-asian="bold" style:font-name-complex="Arial1" style:font-size-complex="11pt"/>
    </style:style>
    <style:style style:name="T68" style:family="text">
      <style:text-properties fo:color="#000000" style:font-name="Arial" fo:font-size="11pt" style:font-size-asian="11pt" style:font-name-complex="Arial1" style:font-size-complex="11pt"/>
    </style:style>
    <style:style style:name="T69" style:family="text">
      <style:text-properties fo:color="#333333" style:font-name="Helvetica" fo:font-size="11pt" fo:font-style="italic" fo:font-weight="bold" fo:background-color="#ffffff" loext:char-shading-value="0" style:font-name-asian="Times New Roman1" style:font-size-asian="11pt" style:language-asian="en" style:country-asian="US" style:font-style-asian="italic" style:font-weight-asian="bold" style:font-name-complex="Times New Roman1" style:font-size-complex="11pt" style:font-style-complex="italic"/>
    </style:style>
    <style:style style:name="T70" style:family="text">
      <style:text-properties fo:color="#333333" style:font-name="Helvetica" fo:font-size="11pt" fo:font-style="italic" fo:background-color="#ffffff" loext:char-shading-value="0" style:font-name-asian="Times New Roman1" style:font-size-asian="11pt" style:language-asian="en" style:country-asian="US" style:font-style-asian="italic" style:font-name-complex="Times New Roman1" style:font-size-complex="11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45">Sponsoring Scientist Biographical Sketch </text:span></text:p>
      <text:p text:style-name="P34"><text:span text:style-name="T45"/></text:p>
      <text:p text:style-name="P34"><text:span text:style-name="T45"/></text:p>
      <text:p text:style-name="P33"><text:span text:style-name="T13">Posy E. Busby</text:span></text:p>
      <text:p text:style-name="P33"><text:span text:style-name="T3">posy.busby@oregonstate.edu</text:span></text:p>
      <text:p text:style-name="P32"/>
      <text:p text:style-name="P33"><text:span text:style-name="T12">Assistant Professor</text:span></text:p>
      <text:p text:style-name="P33"><text:span text:style-name="T12">Department of Botany and Plant Pathology</text:span></text:p>
      <text:p text:style-name="P33"><text:span text:style-name="T12">Oregon State University</text:span></text:p>
      <text:p text:style-name="P33"><text:span text:style-name="T12">Corvallis, OR 97331</text:span></text:p>
      <text:p text:style-name="P37"/>
      <text:p text:style-name="P38"><text:span text:style-name="T67">I. Professional preparation</text:span></text:p>
      <text:p text:style-name="P23"><text:span text:style-name="T68">Harvard University<text:tab/><text:tab/></text:span><text:span text:style-name="T3">BA History and Science, </text:span><text:span text:style-name="T5">Magna Cum Laude</text:span><text:span text:style-name="T68"> <text:tab/>2002</text:span></text:p>
      <text:p text:style-name="P23"><text:span text:style-name="T68">Harvard University <text:tab/><text:tab/>MS Forest Ecology <text:tab/><text:tab/><text:tab/><text:tab/><text:tab/>2006</text:span></text:p>
      <text:p text:style-name="P29"><text:span text:style-name="T68">Stanford University <text:tab/><text:tab/>PhD Biology<text:tab/><text:tab/><text:tab/> <text:tab/><text:tab/><text:tab/>2012</text:span></text:p>
      <text:p text:style-name="P24"/>
      <text:p text:style-name="P36"><text:span text:style-name="T1">II. Appointments</text:span></text:p>
      <text:p text:style-name="P29"><text:span text:style-name="T3">Assistant Professor, Department of Botany and Plant Pathology<text:tab/><text:tab/><text:tab/>2016-</text:span></text:p>
      <text:p text:style-name="P29"><text:span text:style-name="T3">NSF SEES Postdoctoral Fellow, Duke University &amp; University of Idaho<text:tab/><text:tab/>2013-2016</text:span></text:p>
      <text:p text:style-name="P29"><text:span text:style-name="T3">DOE Global Change Education Program Graduate Fellow<text:tab/><text:tab/><text:tab/><text:tab/>2009-2012</text:span></text:p>
      <text:p text:style-name="P29"><text:span text:style-name="T3">Teresa Heinz Scholar for Environmental Research<text:tab/><text:tab/><text:tab/><text:tab/><text:tab/>2009-2012</text:span></text:p>
      <text:p text:style-name="P29"><text:span text:style-name="T3">Rotary Ambassadorial Fellow, Universidad Austral de Chile <text:tab/><text:tab/><text:tab/>2002-2003</text:span></text:p>
      <text:p text:style-name="P4"/>
      <text:p text:style-name="P29"><text:span text:style-name="T1">III. PUBLICATIONS – most closely related to proposed project</text:span></text:p>
      <text:list xml:id="list1912468671" text:style-name="WWNum1">
        <text:list-item>
          <text:p text:style-name="P27"><text:span text:style-name="T1">Busby</text:span><text:span text:style-name="T61"> </text:span><text:span text:style-name="T1">PE</text:span><text:span text:style-name="T3">, Soman C, Wagner MR, Friesen ML, Kremer J, Bennett</text:span><text:span text:style-name="T62"> </text:span><text:span text:style-name="T3">A, Morsy</text:span><text:span text:style-name="T62"> </text:span><text:span text:style-name="T3">M, Eisen J, Leach J, Dangl JL. 2017. </text:span><text:span text:style-name="T4">Research priorities for harnessing plant microbiomes in sustainable agriculture. PLoS Biol 15(3): e2001793.</text:span></text:p>
        </text:list-item>
        <text:list-item>
          <text:p text:style-name="P25"><text:span text:style-name="T2">Busby PE</text:span><text:span text:style-name="T3">, Peay KG, Newcombe G. 2016. Common foliar fungi of </text:span><text:span text:style-name="T6">Populus trichocarpa</text:span><text:span text:style-name="T3"> modify </text:span><text:span text:style-name="T6">Melampsora</text:span><text:span text:style-name="T3"> rust disease severity. New Phytologist 209:1681-1692.</text:span></text:p>
        </text:list-item>
        <text:list-item>
          <text:p text:style-name="P25"><text:span text:style-name="T2">Busby PE</text:span><text:span text:style-name="T3">, Ridout M, Newcombe G. 2016. Fungal endophytes: Modifiers of plant disease. Plant Molecular Biology 90:645-655.</text:span></text:p>
        </text:list-item>
        <text:list-item>
          <text:p text:style-name="P22"><text:span text:style-name="T1">Busby, PE</text:span><text:span text:style-name="T3">, Newcombe, G, Dirzo, R, Whitham, TG. 2014. Differentiating genetic and environmental drivers of plant-pathogen community interactions. Journal of Ecology 102: 1300-1309.</text:span></text:p>
        </text:list-item>
        <text:list-item>
          <text:p text:style-name="P22"><text:span text:style-name="T3">Newcombe, G, Muchero, W,</text:span><text:span text:style-name="T1"> Busby, PE. </text:span><text:span text:style-name="T3">2018.</text:span><text:span text:style-name="T1"> </text:span><text:span text:style-name="T14">Exapted resistance to an eriophyid mite in a hybrid pedigree of </text:span><text:span text:style-name="T15">Populus</text:span><text:span text:style-name="T14">. PLoS One. Accepted with revision.</text:span></text:p>
        </text:list-item>
      </text:list>
      <text:p text:style-name="P6"/>
      <text:p text:style-name="P29"><text:span text:style-name="T1">PUBLICATIONS – 5 additional </text:span></text:p>
      <text:list xml:id="list1033688477" text:style-name="WWNum2">
        <text:list-item>
          <text:p text:style-name="P30"><text:span text:style-name="T10">Brown SP, Leopold DR, </text:span><text:span text:style-name="T11">Busby PE</text:span><text:span text:style-name="T10">. 2018. Protocols for investigating the leaf mycobiome using high-throughput DNA sequencing. In: Ma W., Wolpert T. (eds) Plant Pathogenic Fungi and Oomycetes. Methods in Molecular Biology, vol 1848. Humana Press, New York, NY</text:span></text:p>
        </text:list-item>
        <text:list-item>
          <text:p text:style-name="P30"><text:span text:style-name="T10">Newcombe G, Harding A, Ridout M and </text:span><text:span text:style-name="T11">Busby PE</text:span><text:span text:style-name="T10">. 2018. A hypothetical bottleneck in the plant microbiome. </text:span><text:span text:style-name="T7">Front. Microbiol.</text:span><text:span text:style-name="T10"> 9:1645. doi: 10.3389/fmicb.2018.01645</text:span></text:p>
        </text:list-item>
        <text:list-item>
          <text:p text:style-name="P28"><text:span text:style-name="T3">Lamit, LJ, </text:span><text:span text:style-name="T1">Busby, PE</text:span><text:span text:style-name="T3">, Lau, MK, Gehring, CA, </text:span><text:span text:style-name="gi"><text:span text:style-name="T3">Schweitzer, J, </text:span></text:span><text:span text:style-name="T3">W</text:span><text:bookmark text:name="_GoBack"/><text:span text:style-name="T3">hitham, TG. 2015. Tree genotype mediates covariance among functionally and taxonomically divergent communities. Journal of Ecology, 103: 840-850.</text:span></text:p>
        </text:list-item>
        <text:list-item>
          <text:p text:style-name="P28"><text:soft-page-break/><text:span text:style-name="T1">Busby, PE</text:span><text:span text:style-name="T3">, Newcombe, G, Dirzo, R, Whitham, TG. 2013. Genetic basis of pathogen community structure for foundation tree species in a common garden and in the wild. Journal of Ecology 101: 867-877.</text:span></text:p>
        </text:list-item>
        <text:list-item>
          <text:p text:style-name="P28"><text:span text:style-name="T1">Busby, PE</text:span><text:span text:style-name="T3">, Zimmerman, N, Weston, D and Newcombe, G. 2013. Leaf endophytes and host genotype in </text:span><text:span text:style-name="T5">Populus</text:span><text:span text:style-name="T3"> alter severity of damage from the necrotrphic leaf pathogen, </text:span><text:span text:style-name="T5">Drepanopeziza populi</text:span><text:span text:style-name="T3">. Ecosphere 4:125. </text:span></text:p>
        </text:list-item>
      </text:list>
      <text:p text:style-name="P29"><text:span text:style-name="T1">IV. Recent Synergistic Activities</text:span></text:p>
      <text:p text:style-name="P29"><text:span text:style-name="T1">1. Agricultural microbiome research coordination </text:span></text:p>
      <text:p text:style-name="P29"><text:span text:style-name="T4">I am a co-PI on </text:span><text:span text:style-name="T9">NSF IOS 1714276, RCN: AgMicrobiomes: An interdisciplinary research network to advance microbiome science in agriculture (2017-2022). </text:span><text:span text:style-name="T4">This project will create a global network of scientists, research sites, and model systems focused on agricultural plants and soil microbes. The overarching goal is to advance the understanding of agricultural microbiomes and their relationship to plant productivity and sustainability. We will do this through a series of workshops over the five-year project.</text:span></text:p>
      <text:p text:style-name="P5"/>
      <text:p text:style-name="P29"><text:span text:style-name="T4">I was the PI on </text:span><text:span text:style-name="T9">NSF DEB 1519383 Meeting Proposal: Microbiomes for sustainable agriculture (2015-2016)</text:span><text:span text:style-name="T4">. I organized a meeting of academic and industry experts in microbiomes in March 2016 (Asilomar CA). The goal of the meeting was to identify research priorities for accelerating the integration of microbiome research into agricultural practices. The meeting resulted in a high-profile publication: Busby et al. 2017. Research priorities for harnessing plant microbiomes in sustainable agriculture. PLoS Biol 15(3): e2001793.</text:span></text:p>
      <text:p text:style-name="P6"/>
      <text:p text:style-name="P29"><text:span text:style-name="T1">2. Fungal trait database development</text:span></text:p>
      <text:p text:style-name="P3"><text:span text:style-name="T3">I am part of an NSF working group (</text:span><text:span text:style-name="T1">NSF DEB 12734: </text:span><text:span text:style-name="T69">Workshop: MacroMycoFunc</text:span><text:span text:style-name="T70">) </text:span><text:span text:style-name="T3">aimed at forming an integrated understanding of function across fungi. Our international group has generated a functional trait database for fungi (</text:span><text:a xlink:type="simple" xlink:href="https://github.com/traitecoevo/fungaltraits" text:style-name="ListLabel_20_5" text:visited-style-name="ListLabel_20_5"><text:span text:style-name="Internet_20_link"><text:span text:style-name="T3">https://github.com/traitecoevo/fungaltraits</text:span></text:span></text:a><text:span text:style-name="T3">); a publication describing the database is in review at Ecology Letters.</text:span></text:p>
      <text:p text:style-name="P29"><text:span text:style-name="T1">3. Teaching </text:span></text:p>
      <text:p text:style-name="P29"><text:span text:style-name="T8">Instructor:</text:span></text:p>
      <text:p text:style-name="P29"><text:span text:style-name="T3">Biology 301 Human Impacts on Ecosystems, Oregon State University<text:tab/><text:tab/><text:tab/>2017-</text:span></text:p>
      <text:p text:style-name="P29"><text:span text:style-name="T3">Biology 371: Ecological Methods, Oregon State University<text:tab/><text:tab/><text:tab/><text:tab/><text:tab/>2017-</text:span></text:p>
      <text:p text:style-name="P7"/>
      <text:p text:style-name="P29"><text:span text:style-name="T8">Teaching Assistant:</text:span></text:p>
      <text:p text:style-name="P29"><text:span text:style-name="T3">Biology 43 Evolution, Ecology and Plant Biology, Stanford University<text:tab/><text:tab/><text:tab/>2009</text:span></text:p>
      <text:p text:style-name="P29"><text:span text:style-name="T3">Biology 143 Evolution, Stanford University<text:tab/><text:tab/><text:tab/><text:tab/><text:tab/><text:tab/><text:tab/>2007</text:span></text:p>
      <text:p text:style-name="P29"><text:span text:style-name="T3">Biology 175 Tropical Ecology and Conservation, Stanford University <text:tab/><text:tab/><text:tab/>2007</text:span></text:p>
      <text:p text:style-name="P29"><text:span text:style-name="T3">Teaching assistant mentor, Biology Department, Stanford University<text:tab/><text:tab/><text:tab/>2009</text:span></text:p>
      <text:p text:style-name="P6"/>
      <text:p text:style-name="P29"><text:span text:style-name="T1">4. Reviewer</text:span></text:p>
      <text:p text:style-name="P29"><text:span text:style-name="T3">NSF SEES Fellows Review Panel FY 2014; Ad hoc reviewer for Population and Community Ecology Panel</text:span></text:p>
      <text:p text:style-name="P29"><text:span text:style-name="T3">Journals: </text:span><text:span text:style-name="T5">Ecological Monographs, Ecology Letters, Journal of Ecology, New Phytologist, Molecular Ecology, PLOS One, Journal of Visualized Experiments, Forest Ecology and Management, Conservation Biology, Ecosphere, Oikos, Biotropica, Diversity and Distributions, Plant and Soil, ISME J, Nature Plants, Bioinformatics, Forests, American Journal of Botany, Plant Disease, Ecology, Fungal Ecology, Molecular Ecology, Mycologia, FEMS Microbial Ecology</text:span></text:p>
      <text:p text:style-name="P13"/>
      <text:h text:style-name="P31" text:outline-level="3"><text:soft-page-break/></text:h>
      <text:p text:style-name="P34"><text:span text:style-name="T50">Research and Training Plan</text:span></text:p>
      <text:h text:style-name="P31" text:outline-level="3">1. A brief description of the research projects in the host research group(s), including a statement of current and pending research support, both private and public, for each sponsor. If any sponsor has submitted similar research for funding, the degree of overlap must be addressed.</text:h>
      <text:p text:style-name="P8"><text:span text:style-name="T31">Busby is an Assistant Professor in the Botany and Plant Pathology Department at Oregon State University (OSU). Research in her lab</text:span><text:span text:style-name="T43"> </text:span><text:span text:style-name="T33">focuses on plant-fungal interactions, ecology and evolution of the leaf microbiome, and plant disease. Current research seeks to determine the factors structuring communities of non-pathogenic fungi that live in plants, endophytes, and to test how endophytes influence plant disease severity. This involves working in a variety of wild and crop plant pathosystems, including </text:span><text:span text:style-name="T17">Populus trichocarpa</text:span><text:span text:style-name="T33">. Research on </text:span><text:span text:style-name="T17">P. trichocarpa</text:span><text:span text:style-name="T33"> is an ongoing focus in the lab and has involved productive collaborations with the Biosciences Division at Oak Ridge National Laboratory (ORNL) for several years. The Busby lab is supported by the NSF (1714276 and pending), DOE (219086), Agricultural Research Foundation (</text:span><text:span text:style-name="T16">8689A</text:span><text:span text:style-name="T33">), and Joint Genomes Institute (1665). There is no overlap between the objectives of these projects and those proposed by </text:span><text:span text:style-name="T34">Thomas</text:span><text:span text:style-name="T33">.</text:span></text:p>
      <text:p text:style-name="P14"><text:span text:style-name="T35"/></text:p>
      <text:h text:style-name="P31" text:outline-level="3">2. A description of how the research and training plan for the applicant would fit into and complement ongoing research of the sponsor(s) as well as an indication of the personnel with whom the Fellow would work.</text:h>
      <text:p text:style-name="P12"><text:span text:style-name="T36">The Busby </text:span><text:span text:style-name="T37">lab has a strong </text:span><text:span text:style-name="T38">focus </text:span><text:span text:style-name="T37">on the </text:span><text:span text:style-name="T18">Populus trichocarpa</text:span><text:span text:style-name="T19">/Melampsora</text:span><text:span text:style-name="T23"> plant/pathogen system. </text:span><text:span text:style-name="T39">Douglas-fir (</text:span><text:span text:style-name="T20">Pseudotsuga menziesii</text:span><text:span text:style-name="T39">) </text:span><text:span text:style-name="T42">is the host organism proposed for study here, and </text:span><text:span text:style-name="T36">is </text:span><text:span text:style-name="T42">also the</text:span><text:span text:style-name="T36"> alternate (aecial) host for </text:span><text:span text:style-name="T21">Melampsora × columbiana</text:span><text:span text:style-name="T36">, </text:span><text:span text:style-name="T40">a pathogen on which the Busby lab has focused </text:span><text:span text:style-name="T41">much of its research. Busby’s research especially focuses on placing the question of </text:span><text:span text:style-name="T42">pathogen virulence</text:span><text:span text:style-name="T41"> in the broader context of the </text:span><text:span text:style-name="T42">hosts </text:span><text:span text:style-name="T41">microbial community,</text:span><text:span text:style-name="T25"> </text:span><text:span text:style-name="T27">thus </text:span><text:span text:style-name="T25">testing the </text:span><text:span text:style-name="T26">real-world consequences</text:span><text:span text:style-name="T25"> of </text:span><text:span text:style-name="T26">the ecology of the plant microbiome</text:span><text:span text:style-name="T25">. </text:span><text:span text:style-name="T27">The project herein proposed explicitly attempts to address a bioinformatic gap </text:span><text:span text:style-name="T28">in methods currently available for monitoring response in the microbiome to disease (analysis of gene expression using RNAseq from the microbiome). This project also proposes to monitor changes in microbiome </text:span><text:span text:style-name="T30">gene </text:span><text:span text:style-name="T28">expression and </text:span><text:span text:style-name="T29">microbiome </text:span><text:span text:style-name="T28">community membership of trees in response to even-aged harvesting methods (“clearcutting”), </text:span><text:span text:style-name="T29">a system of management used also for commercial </text:span><text:span text:style-name="T22">Populus</text:span><text:span text:style-name="T24"> hybrids. </text:span><text:span text:style-name="T28"><text:s/></text:span></text:p>
      <text:p text:style-name="P21"><text:span text:style-name="T25"/></text:p>
      <text:h text:style-name="P31" text:outline-level="3">3. An explanation of how the sponsor(s) will determine what mentoring the applicant needs in research, teaching, and career development skills and how these would be translated into a specific plan that fosters the development of the applicant's future independent research career.</text:h>
      <text:p text:style-name="P15"><text:span text:style-name="T35"/></text:p>
      <text:p text:style-name="P16"><text:span text:style-name="T31">Primary sponsor Busby and Thomas </text:span><text:span text:style-name="T32">will create</text:span><text:span text:style-name="T31"> a mentorship plan that addresses Thomas’s needs in research, teaching, and career development skills. This plan </text:span><text:span text:style-name="T32">will be</text:span><text:span text:style-name="T31"> based on an evaluation of Thomas’s strengths and weaknesses in disciplinary knowledge, teaching, mentorship, communication, and grant writing. Throughout the fellowship period Busby and </text:span><text:span text:style-name="T35">Thomas will meet on a regular basis to discuss progress toward </text:span><text:span text:style-name="T31">mutually agreed upon goals for research, publication, presentations, proposals, and teaching that reflect specific needs</text:span><text:span text:style-name="T35">. </text:span></text:p>
      <text:p text:style-name="P16"><text:span text:style-name="T35"/></text:p>
      <text:p text:style-name="P11"><text:span text:style-name="T65">In weekly meetings </text:span><text:span text:style-name="T66">Busby and Thomas will discuss experiments, results, interpretations, current literature, manuscript preparation and obstacles. Busby will provide guidance to Thomas as he mentors undergraduate and graduate student projects in the lab that are directly related to the proposed project. These projects will allow Thomas to extend the reach and impact of his research while also gaining valuable experience in mentoring students. Finally, as Thomas prepares to transition to an academic position, Busby will provide guidance and perspective based on her recent experience navigating the academic job market. </text:span></text:p>
      <text:p text:style-name="P9"><text:span text:style-name="T35"/></text:p>
      <text:h text:style-name="P31" text:outline-level="3">4. A description of the role the sponsor(s) will play in the proposed research and training and the other resources that will be available to the Fellow to complete his or her training plan during the fellowship.</text:h>
      <text:p text:style-name="P1"><text:span text:style-name="T52">The Busby lab has </text:span><text:span text:style-name="T53">a tradition of culture and culture-free sampling of fungle </text:span><text:span text:style-name="T52">endophytes </text:span><text:span text:style-name="T53">and pathogens</text:span><text:span text:style-name="T52">. Their recent work with </text:span><text:span text:style-name="T53">effects of </text:span><text:span text:style-name="T52">environmental </text:span><text:span text:style-name="T53">gradients</text:span><text:reference-mark-start text:name="ZOTERO_ITEM CSL_CITATION {&quot;citationID&quot;:&quot;2lCIzaBR&quot;,&quot;properties&quot;:{&quot;formattedCitation&quot;:&quot;\\super 1,2\\nosupersub{}&quot;,&quot;plainCitation&quot;:&quot;1,2&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4LXA39YjvQ"/><text:span text:style-name="T63">1,2</text:span><text:reference-mark-end text:name="ZOTERO_ITEM CSL_CITATION {&quot;citationID&quot;:&quot;2lCIzaBR&quot;,&quot;properties&quot;:{&quot;formattedCitation&quot;:&quot;\\super 1,2\\nosupersub{}&quot;,&quot;plainCitation&quot;:&quot;1,2&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4LXA39YjvQ"/><text:span text:style-name="T52"> </text:span><text:span text:style-name="T53">on endophyte and pathogen communities complements the goals of the experiments proposed here.</text:span><text:span text:style-name="T54"> </text:span><text:span text:style-name="T55">They have up-to-date experience with preparation of plant tissues for high-</text:span><text:soft-page-break/><text:span text:style-name="T55">throughput DNA sequencing</text:span><text:reference-mark-start text:name="ZOTERO_ITEM CSL_CITATION {&quot;citationID&quot;:&quot;rfcqG7D7&quot;,&quot;properties&quot;:{&quot;formattedCitation&quot;:&quot;\\super 3\\nosupersub{}&quot;,&quot;plainCitation&quot;:&quot;3&quot;,&quot;noteIndex&quot;:0},&quot;citationItems&quot;:[{&quot;id&quot;:637,&quot;uris&quot;:[&quot;http://zotero.org/users/1142741/items/P8BBGRY4&quot;],&quot;uri&quot;:[&quot;http://zotero.org/users/1142741/items/P8BBGRY4&quot;],&quot;itemData&quot;:{&quot;id&quot;:637,&quot;type&quot;:&quot;chapter&quot;,&quot;title&quot;:&quot;Protocols for Investigating the Leaf Mycobiome Using High-Throughput DNA Sequencing&quot;,&quot;container-title&quot;:&quot;Plant Pathogenic Fungi and Oomycetes&quot;,&quot;publisher&quot;:&quot;Springer&quot;,&quot;page&quot;:&quot;39-51&quot;,&quot;author&quot;:[{&quot;family&quot;:&quot;Brown&quot;,&quot;given&quot;:&quot;Shawn P.&quot;},{&quot;family&quot;:&quot;Leopold&quot;,&quot;given&quot;:&quot;Devin R.&quot;},{&quot;family&quot;:&quot;Busby&quot;,&quot;given&quot;:&quot;Posy E.&quot;}],&quot;issued&quot;:{&quot;date-parts&quot;:[[&quot;2018&quot;]]}}}],&quot;schema&quot;:&quot;https://github.com/citation-style-language/schema/raw/master/csl-citation.json&quot;} RNDPr0DFWPHAY"/><text:span text:style-name="T64">3</text:span><text:reference-mark-end text:name="ZOTERO_ITEM CSL_CITATION {&quot;citationID&quot;:&quot;rfcqG7D7&quot;,&quot;properties&quot;:{&quot;formattedCitation&quot;:&quot;\\super 3\\nosupersub{}&quot;,&quot;plainCitation&quot;:&quot;3&quot;,&quot;noteIndex&quot;:0},&quot;citationItems&quot;:[{&quot;id&quot;:637,&quot;uris&quot;:[&quot;http://zotero.org/users/1142741/items/P8BBGRY4&quot;],&quot;uri&quot;:[&quot;http://zotero.org/users/1142741/items/P8BBGRY4&quot;],&quot;itemData&quot;:{&quot;id&quot;:637,&quot;type&quot;:&quot;chapter&quot;,&quot;title&quot;:&quot;Protocols for Investigating the Leaf Mycobiome Using High-Throughput DNA Sequencing&quot;,&quot;container-title&quot;:&quot;Plant Pathogenic Fungi and Oomycetes&quot;,&quot;publisher&quot;:&quot;Springer&quot;,&quot;page&quot;:&quot;39-51&quot;,&quot;author&quot;:[{&quot;family&quot;:&quot;Brown&quot;,&quot;given&quot;:&quot;Shawn P.&quot;},{&quot;family&quot;:&quot;Leopold&quot;,&quot;given&quot;:&quot;Devin R.&quot;},{&quot;family&quot;:&quot;Busby&quot;,&quot;given&quot;:&quot;Posy E.&quot;}],&quot;issued&quot;:{&quot;date-parts&quot;:[[&quot;2018&quot;]]}}}],&quot;schema&quot;:&quot;https://github.com/citation-style-language/schema/raw/master/csl-citation.json&quot;} RNDPr0DFWPHAY"/><text:span text:style-name="T55">. </text:span><text:span text:style-name="T56">Busby will provide </text:span><text:span text:style-name="T57">additional </text:span><text:span text:style-name="T56">training in the essential tools and techniques required for working with leaf microbes as well </text:span><text:span text:style-name="T59">as </text:span><text:span text:style-name="T56">intellectual guidance and support. </text:span></text:p>
      <text:p text:style-name="P2"><text:span text:style-name="T56">In the areas of expertise that may be outside of Busby’s </text:span><text:span text:style-name="T58">comfort</text:span><text:span text:style-name="T56"> to advise directly, she will aide Thomas in finding appropiate advice and resources. Oregon State University has highly qualified faculty that teach classes or have knowledge in the stated interests and needs of Thomas (for example, algorithm design with Cython or C++). An Illumina sequencing facility is on-site at OSU to facilitate library preparation and turnover of sequence data. OSU also has high-performance computing clusters available to meet the stated needs of the project, </text:span><text:span text:style-name="T58">which involve regular manipulation of RNAseq and DNA-amplicon libraries</text:span><text:span text:style-name="T56">.</text:span></text:p>
      <text:h text:style-name="P31" text:outline-level="3">5. A description of the limitations, if any, that will be placed on the Fellow regarding the research following the fellowship. </text:h>
      <text:p text:style-name="P20"><text:span text:style-name="T44"/></text:p>
      <text:p text:style-name="P10"><text:span text:style-name="T46">No limitations will be placed on </text:span><text:span text:style-name="T47">Daniel</text:span><text:span text:style-name="T46">’s research following the fellowship. To the contrary, </text:span><text:span text:style-name="T47">Daniel</text:span><text:span text:style-name="T46"> can take cultivars, culture collections, microbial community datasets,</text:span><text:span text:style-name="T48"> </text:span><text:span text:style-name="T46">and collaborative partnerships forged during his postdoc to a future faculty position. </text:span></text:p>
      <text:p text:style-name="P17"/>
      <text:p text:style-name="P18"/>
      <text:p text:style-name="P18"/>
      <text:p text:style-name="P18"/>
      <text:p text:style-name="P19"/>
      <text:p text:style-name="P19"/>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with-next="always"/>
      <style:text-properties fo:text-transform="uppercase" style:font-name="Arial" fo:font-family="Arial" style:font-family-generic="roman" style:font-pitch="variable" fo:font-weight="bold" style:font-name-asian="Times1" style:font-family-asian="Times" style:font-family-generic-asian="system" style:font-pitch-asian="variable" style:language-asian="en" style:country-asian="US" style:font-weight-asian="bold"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language-asian="en" style:country-asian="US"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pt" fo:font-weight="bold" style:font-size-asian="10pt" style:font-weight-asian="bold" style:font-size-complex="10pt" style:font-weight-complex="bold"/>
    </style:style>
    <style:style style:name="Title" style:family="paragraph" style:parent-style-name="Standard" style:default-outline-level="" style:class="chapter">
      <style:paragraph-properties fo:margin-top="0in" fo:margin-bottom="0in" loext:contextual-spacing="false" fo:text-align="center"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font-size-complex="10pt"/>
    </style:style>
    <style:style style:name="CM1" style:family="paragraph" style:parent-style-name="Standard" style:next-style-name="Standard" style:default-outline-level="">
      <style:paragraph-properties fo:margin-top="0in" fo:margin-bottom="0in" loext:contextual-spacing="false" style:line-height-at-least="0.3528in" fo:orphans="0" fo:widows="0"/>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style:font-name-asian="Cambria1" style:font-family-asian="Cambria" style:font-family-generic-asian="system" style:font-pitch-asian="variable"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font-weight="bold" style:font-name-asian="Times1" style:font-family-asian="Times" style:font-family-generic-asian="system" style:font-pitch-asian="variable" style:language-asian="en" style:country-asian="US" style:font-weight-asian="bold"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 style:family="text" style:parent-style-name="Default_20_Paragraph_20_Font">
      <style:text-properties fo:font-weight="bold" style:font-weight-asian="bold" style:font-weight-complex="bold"/>
    </style:style>
    <style:style style:name="gi"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 style:display-name="ListLabel 5"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sy Busby</meta:initial-creator>
    <meta:editing-cycles>5</meta:editing-cycles>
    <meta:print-date>2017-11-01T19:49:00</meta:print-date>
    <meta:creation-date>2017-11-01T05:07:00</meta:creation-date>
    <dc:date>2018-11-05T21:33:20.291698115</dc:date>
    <meta:editing-duration>PT2H3M16S</meta:editing-duration>
    <meta:generator>LibreOffice/6.0.6.2$Linux_X86_64 LibreOffice_project/00m0$Build-2</meta:generator>
    <meta:document-statistic meta:table-count="0" meta:image-count="0" meta:object-count="0" meta:page-count="4" meta:paragraph-count="60" meta:word-count="1562" meta:character-count="10837" meta:non-whitespace-character-count="9282"/>
    <meta:user-defined meta:name="AppVersion">14.0000</meta:user-defined>
    <meta:user-defined meta:name="Company">Stanfo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7"&gt;&lt;session id="80Da8u8m"/&gt;&lt;style id="http://www.zotero.org/styles/nature" hasBibliography="1" bibliographyStyleHasBeenSet="0"/&gt;&lt;prefs&gt;&lt;pref name="fieldType" value="ReferenceMark"/&gt;&lt;pref name="automaticJournalAb</meta:user-defined>
    <meta:user-defined meta:name="ZOTERO_PREF_2" meta:value-type="string">breviations" value="true"/&gt;&lt;/prefs&gt;&lt;/data&gt;</meta:user-defined>
    <meta:template xlink:type="simple" xlink:actuate="onRequest" xlink:title="Normal.dotm" xlink:href=""/>
  </office:meta>
</office:document-meta>
</file>